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ohit Devanagari" svg:font-family="'Lohit Devanagari'"/>
    <style:font-face style:name="Lohit Devanagari1" svg:font-family="'Lohit Devanagari'" style:font-family-generic="system" style:font-pitch="variable"/>
    <style:font-face style:name="Open Sans" svg:font-family="'Open Sans'" style:font-family-generic="swiss" style:font-pitch="variable"/>
    <style:font-face style:name="OpenSymbol" svg:font-family="OpenSymbol" style:font-charset="x-symbol"/>
    <style:font-face style:name="Roboto" svg:font-family="Roboto, 'Roboto Fallback'"/>
    <style:font-face style:name="Roboto1" svg:font-family="Roboto, apple-system, BlinkMacSystemFont, 'Apple Color Emoji', 'Segoe UI', Oxygen, Ubuntu, Cantarell, 'Fira Sans', 'Droid Sans', 'Helvetica Neue', sans-serif"/>
    <style:font-face style:name="Tempora LGC Uni" svg:font-family="'Tempora LGC Uni'" style:font-family-generic="roman" style:font-pitch="variable"/>
    <style:font-face style:name="WenQuanYi Micro Hei" svg:font-family="'WenQuanYi Micro Hei'" style:font-family-generic="system" style:font-pitch="variable"/>
    <style:font-face style:name="var roboto" svg:font-family="'var roboto'"/>
  </office:font-face-decls>
  <office:automatic-styles>
    <style:style style:name="P1" style:family="paragraph" style:parent-style-name="Standard">
      <style:paragraph-properties fo:margin-left="0cm" fo:margin-right="0cm" fo:margin-top="0cm" fo:margin-bottom="0cm" style:contextual-spacing="false" fo:line-height="150%" fo:text-align="start" style:justify-single-word="false" fo:orphans="2" fo:widows="2" fo:text-indent="0cm" style:auto-text-indent="false" style:writing-mode="lr-tb"/>
      <style:text-properties fo:font-variant="normal" fo:text-transform="none" fo:color="#000000" loext:opacity="100%" style:font-name="Roboto1" fo:font-size="14pt" fo:letter-spacing="normal" fo:font-style="normal" fo:font-weight="normal" style:font-size-asian="14pt" style:font-size-complex="14pt" loext:padding="0cm" loext:border="none"/>
    </style:style>
    <style:style style:name="P2" style:family="paragraph" style:parent-style-name="Text_20_body">
      <style:paragraph-properties fo:line-height="150%" fo:text-align="center" style:justify-single-word="false"/>
      <style:text-properties fo:font-variant="normal" fo:text-transform="none" fo:color="#000000" loext:opacity="100%" style:font-name="Roboto1" fo:font-size="20pt" fo:letter-spacing="normal" fo:font-style="normal" fo:font-weight="normal" officeooo:rsid="001596c9" officeooo:paragraph-rsid="0016d813" style:font-size-asian="20pt" style:font-size-complex="20pt"/>
    </style:style>
    <style:style style:name="P3" style:family="paragraph" style:parent-style-name="Text_20_body">
      <style:paragraph-properties fo:line-height="150%"/>
      <style:text-properties fo:font-size="14pt" officeooo:paragraph-rsid="0016d813" style:font-size-asian="14pt" style:font-size-complex="14pt"/>
    </style:style>
    <style:style style:name="P4" style:family="paragraph" style:parent-style-name="Text_20_body">
      <style:paragraph-properties fo:line-height="150%" fo:text-align="center" style:justify-single-word="false"/>
      <style:text-properties fo:font-size="14pt" officeooo:paragraph-rsid="00180ec5" style:font-size-asian="14pt" style:font-size-complex="14pt"/>
    </style:style>
    <style:style style:name="P5" style:family="paragraph" style:parent-style-name="Heading_20_4">
      <style:paragraph-properties fo:line-height="150%"/>
      <style:text-properties style:font-name="var roboto" fo:font-size="13.5pt" fo:font-weight="bold" officeooo:paragraph-rsid="0018f7c0" style:font-size-asian="14pt" style:font-size-complex="14pt" loext:padding="0cm" loext:border="none"/>
    </style:style>
    <style:style style:name="P6" style:family="paragraph" style:parent-style-name="Standard">
      <style:paragraph-properties fo:line-height="150%"/>
      <style:text-properties fo:font-size="14pt" style:font-size-asian="14pt" style:font-size-complex="14pt"/>
    </style:style>
    <style:style style:name="P7" style:family="paragraph" style:parent-style-name="Standard">
      <style:paragraph-properties fo:line-height="150%"/>
      <style:text-properties fo:font-size="14pt" officeooo:paragraph-rsid="0018f7c0" style:font-size-asian="14pt" style:font-size-complex="14pt"/>
    </style:style>
    <style:style style:name="P8" style:family="paragraph" style:parent-style-name="Text_20_body">
      <style:paragraph-properties fo:line-height="150%" fo:text-align="center" style:justify-single-word="false"/>
      <style:text-properties fo:font-variant="normal" fo:text-transform="none" fo:color="#000000" loext:opacity="100%" style:font-name="Roboto1" fo:font-size="14pt" fo:letter-spacing="normal" fo:font-style="normal" fo:font-weight="normal" officeooo:rsid="00180ec5" officeooo:paragraph-rsid="00180ec5" style:font-size-asian="14pt" style:font-size-complex="14pt"/>
    </style:style>
    <style:style style:name="P9" style:family="paragraph" style:parent-style-name="Text_20_body" style:list-style-name="L3">
      <style:paragraph-properties fo:margin-left="0cm" fo:margin-right="0cm" fo:margin-top="0.847cm" fo:margin-bottom="0cm" style:contextual-spacing="false" style:line-height-at-least="0.741cm" fo:text-indent="0cm" style:auto-text-indent="false" fo:padding="0cm" fo:border="none"/>
      <style:text-properties style:font-name="var roboto" fo:font-size="13.5pt" fo:font-weight="normal" loext:padding="0cm" loext:border="none"/>
    </style:style>
    <style:style style:name="P10" style:family="paragraph" style:parent-style-name="Text_20_body">
      <style:paragraph-properties fo:margin-left="0cm" fo:margin-right="0cm" fo:margin-top="0.635cm" fo:margin-bottom="0cm" style:contextual-spacing="false" fo:text-indent="0cm" style:auto-text-indent="false"/>
      <style:text-properties style:font-name="var roboto" loext:padding="0cm" loext:border="none"/>
    </style:style>
    <style:style style:name="P11" style:family="paragraph" style:parent-style-name="Text_20_body">
      <style:paragraph-properties fo:line-height="150%"/>
      <style:text-properties fo:font-size="14pt" officeooo:paragraph-rsid="0018f7c0" style:font-size-asian="14pt" style:font-size-complex="14pt"/>
    </style:style>
    <style:style style:name="T1" style:family="text">
      <style:text-properties fo:font-variant="normal" fo:text-transform="none" fo:color="#000000" loext:opacity="100%" style:font-name="Roboto1" fo:letter-spacing="normal" fo:font-style="normal" fo:font-weight="normal"/>
    </style:style>
    <style:style style:name="T2" style:family="text">
      <style:text-properties fo:font-variant="normal" fo:text-transform="none" fo:color="#000000" loext:opacity="100%" style:font-name="Roboto1" fo:letter-spacing="normal" fo:font-style="normal" fo:font-weight="normal" officeooo:rsid="001596c9"/>
    </style:style>
    <style:style style:name="T3" style:family="text">
      <style:text-properties fo:font-variant="normal" fo:text-transform="none" fo:color="#000000" loext:opacity="100%" style:font-name="Roboto1" fo:letter-spacing="normal" fo:font-style="normal" fo:font-weight="normal" officeooo:rsid="0016d813"/>
    </style:style>
    <style:style style:name="T4" style:family="text">
      <style:text-properties fo:font-variant="normal" fo:text-transform="none" fo:color="#c9211e" loext:opacity="100%" style:font-name="Roboto1" fo:letter-spacing="normal" fo:font-style="normal" fo:font-weight="normal"/>
    </style:style>
    <style:style style:name="T5" style:family="text">
      <style:text-properties officeooo:rsid="0018f7c0"/>
    </style:style>
    <text:list-style style:name="L1">
      <text:list-level-style-number text:level="1" text:style-name="Numbering_20_Symbols" loext:num-list-format="%1%." style:num-suffix="." style:num-format="1">
        <style:list-level-properties/>
      </text:list-level-style-number>
      <text:list-level-style-bullet text:level="2" text:style-name="Bullet_20_Symbols" loext:num-list-format="%2%." style:num-suffix="." text:bullet-char="•">
        <style:list-level-properties text:space-before="0.635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office:forms form:automatic-focus="false" form:apply-design-mode="false">
        <form:form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tab/></text:p>
      <text:p text:style-name="P4"><text:span text:style-name="T3">Тема: Проектирование информационной системы бронирования номеров в гостинице </text:span><text:span text:style-name="T2"><text:tab/></text:span></text:p>
      <text:p text:style-name="P2">Введение</text:p>
      <text:p text:style-name="P3"><text:span text:style-name="T1">1. Актуальность темы исследования</text:span><text:line-break/><text:span text:style-name="T1">В последние годы развитие туристической и гостиничной индустрии значительно увеличилось, что подтолкнуло к повышению конкуренции среди отелей и гостиничных комплексов. В условиях цифровой экономики и быстро меняющихся потребительских предпочтений важность эффективного процесса бронирования номеров становится ключевым аспектом успешного функционирования гостиниц. Современные клиенты ожидают удобных, быстрых и интуитивно понятных решений для онлайн-бронирования, что делает проектирование информационной системы бронирования актуальной и востребованной задачей. Такой подход не только улучшает клиентский опыт, но и способствует оптимизации внутренних процессов управления гостиницей.</text:span><text:line-break/><text:line-break/><text:span text:style-name="T1">2. Объект исследования</text:span><text:line-break/><text:span text:style-name="T1">Объектом исследования данной работы я</text:span><text:span text:style-name="T4">вляется гостиничная отрасль и её процессы</text:span><text:line-break/><text:line-break/><text:span text:style-name="T1">3. Предмет исследования</text:span><text:line-break/><text:soft-page-break/><text:span text:style-name="T1">Предметом данного исследования являются информационные системы бронирования, разработка и внедрение которых окажет значительное влияние на процесс управления гостиницами и взаимодействие с клиентами. В рамках работы будут изучены ключевые функции и модули подобной системы, такие как управление доступностью номеров, автоматизация обработки заявок, интеграция с платежными системами и возможности анализа данных для повышения эффективности управления.</text:span><text:line-break/><text:line-break/><text:span text:style-name="T1">4. Цель исследования</text:span><text:line-break/><text:span text:style-name="T1">Целью исследования является проектирование эффективной информационной системы бронирования номеров в гостинице, которая будет удовлетворять потребностям как клиентов, так и операторов гостиничного бизнеса. Работа будет направлена на создание архитектуры данной системы с учетом современных технологий и тенденций в области информационных технологий, а также на моделирование процессов взаимодействия пользователей с системой.</text:span><text:line-break/><text:line-break/><text:span text:style-name="T1">5. Задачи работы</text:span><text:line-break/><text:span text:style-name="T1">Для достижения поставленной цели необходимо решить следующие задачи:</text:span><text:line-break/><text:line-break/><text:span text:style-name="T1">Провести анализ существующих информационных систем бронирования и определить их преимущества и недостатки.</text:span><text:line-break/><text:soft-page-break/><text:span text:style-name="T1">Выявить основные потребности пользователей и операторов гостиничных услуг в рамках системы бронирования.</text:span><text:line-break/><text:span text:style-name="T1">Разработать архитектуру информационной системы бронирования, которая будет включать все необходимые функциональные модули.</text:span><text:line-break/><text:span text:style-name="T1">Предложить рекомендации по интеграции системы с существующими сервисами и технологиями, включая онлайн-оплаты и управление запасами.</text:span><text:line-break/><text:span text:style-name="T1">Создать прототип системы для демонстрации её основных функций и возможностей.</text:span></text:p>
      <text:p text:style-name="P3"><text:line-break/><text:span text:style-name="T1">6. Защищаемое положение</text:span><text:line-break/><text:span text:style-name="T1">В ходе исследования будет защищено положение о том, что проектирование информационной системы бронирования номеров в гостинице, основанное на анализе требуемых функций и современных технологий, позволит значительно повысить эффективность управления гостиничными операциями, улучшить клиентский опыт и, как следствие, увеличить прибыль. Высокую роль играет также интеграция с другими системами, что способствует сглаживанию процессов как для клиента, так и для гостиничного персонала.</text:span><text:line-break/><text:line-break/><text:span text:style-name="T1">7. Материалы и методы исследования</text:span><text:line-break/><text:span text:style-name="T1">Для достижения целей и задач исследования будут использованы следующие материалы и методы:</text:span><text:line-break/><text:soft-page-break/><text:line-break/><text:span text:style-name="T1">Анализ литературы по теме проектирования информационных систем, включая современные учебные пособия и статьи по гостиничной индустрии.</text:span><text:line-break/><text:span text:style-name="T1">Методология проектного управления для создания и внедрения системы.</text:span><text:line-break/><text:span text:style-name="T1">Опросы и интервью с гостиничными менеджерами и пользователями с целью выявления их потребностей и ожиданий от системы бронирования.</text:span><text:line-break/><text:span text:style-name="T1">Создание прототипа системы с использованием инструментов проектирования программного обеспечения.</text:span></text:p>
      <text:p text:style-name="P1">8. Научная новизна<text:line-break/>Научная новизна данного исследования заключается в предложении концепции проектирования информационной системы бронирования, учитывающей уникальные аспекты клиентского и гостиничного опыта. В отличие от существующих решений, система будет направлена на интеграцию новых технологий, таких как искусственный интеллект для предсказания потребностей клиентов и автоматизацию обработки данных, что повысит уровень персонализации услуг.<text:line-break/><text:line-break/>9. Теоретическая и практическая значимость<text:line-break/>Теоретическая значимость исследования заключается в углублении понимания процессов, связанных с проектированием и внедрением <text:soft-page-break/>информационных систем в гостиничной индустрии. Практическая значимость заключается в возможности использования разработанной системы в реальных условиях гостиницей, что поспособствует повышению её конкурентоспособности, оптимизации процессов и улучшению взаимодействия с клиентами. Результаты исследования могут быть полезны как для практиков в области гостиничного бизнеса, так и для исследователей, изучающих информационные технологии в сфере обслуживания.<text:line-break/><text:line-break/>Таким образом, данное исследование направлено на решение актуальной проблемы проектирования эффективной информационной системы бронирования номеров в гостинице, что будет способствовать улучшению общего качества услуг и функционирования гостиничного бизнеса в условиях современных требований.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<text:soft-page-break/><text:tab/> <text:s text:c="28"/><text:span text:style-name="T5">Глава 1. <text:s/>Теоретическая часть</text:span></text:p>
      <text:p text:style-name="P7"><text:span text:style-name="T5"><text:s text:c="50"/>Предметная область</text:span></text:p>
      <text:p text:style-name="P11">Проектирование информационной системы (ИС) бронирования номеров в гостинице включает в себя создание платформы, которая автоматизирует процессы управления бронированием и улучшает качество обслуживания клиентов. Эта система должна быть интуитивно понятной как для клиентов, так и для сотрудников гостиницы.</text:p>
      <text:p text:style-name="P11"/>
      <text:p text:style-name="P11">Основные компоненты предметной области</text:p>
      <text:p text:style-name="P11"><text:span text:style-name="T5">1)</text:span>Клиенты</text:p>
      <text:p text:style-name="P11"><text:s text:c="10"/><text:span text:style-name="T5">1. </text:span>Идентификация клиента (ФИО, контактная информация, предпочтения).</text:p>
      <text:p text:style-name="P11"><text:tab/><text:span text:style-name="T5">2. </text:span>Управление учетными записями (регистрация, вход, восстановление пароля).</text:p>
      <text:p text:style-name="P11"><text:s text:c="8"/><text:tab/> <text:span text:style-name="T5">3.</text:span>История бронирований и платежей.</text:p>
      <text:p text:style-name="P11"><text:span text:style-name="T5">2)</text:span>Номера</text:p>
      <text:p text:style-name="P11"><text:tab/><text:span text:style-name="T5">1.</text:span>Информация о номерах (номер, тип, цена, описание, услуги, статус).</text:p>
      <text:p text:style-name="P11"><text:tab/><text:span text:style-name="T5">2.</text:span>Управление доступностью номеров (свободные, занятые, резервные).</text:p>
      <text:p text:style-name="P11"><text:tab/><text:span text:style-name="T5">3.</text:span>Параметры номера (количество кроватей, площадь, наличие дополнительных услуг).</text:p>
      <text:p text:style-name="P11"><text:span text:style-name="T5">3)</text:span>Бронирование</text:p>
      <text:p text:style-name="P11"><text:tab/><text:span text:style-name="T5">1.</text:span>Процесс бронирования (выбор даты, типа номера, количествo человек).</text:p>
      <text:p text:style-name="P11"><text:span text:style-name="T5"><text:tab/>2.</text:span>Управление бронированиями (изменение, отмена).</text:p>
      <text:p text:style-name="P11"><text:tab/><text:span text:style-name="T5">3.</text:span>Политика отмены и возврата средств.</text:p>
      <text:p text:style-name="P11"><text:soft-page-break/><text:span text:style-name="T5">4)</text:span>Платежи</text:p>
      <text:p text:style-name="P11"><text:tab/><text:span text:style-name="T5">1.</text:span>Поддержка различных методов оплаты (кредитные карты, электронные платежи).</text:p>
      <text:p text:style-name="P11"><text:span text:style-name="T5"><text:tab/>2.</text:span>Обработка транзакций и выставление счетов.</text:p>
      <text:p text:style-name="P11"><text:tab/><text:span text:style-name="T5">3.</text:span>Управление статусами платежей (оплачен, ожидает оплаты, отменен).</text:p>
      <text:p text:style-name="P11"><text:span text:style-name="T5">5)</text:span>Сотрудники гостиницы</text:p>
      <text:p text:style-name="P11"><text:tab/><text:span text:style-name="T5">1.</text:span>Роли и разрешения (менеджеры, администраторы, обслуживающий персонал).</text:p>
      <text:p text:style-name="P11"><text:tab/><text:span text:style-name="T5">2.</text:span>Инструменты для управления номерным фондом и бронированиями.</text:p>
      <text:p text:style-name="P11"><text:tab/><text:span text:style-name="T5">3.</text:span>Отчеты и аналитика по загрузке гостиницы.</text:p>
      <text:p text:style-name="P11"><text:span text:style-name="T5">5)</text:span>Отчеты и аналитика</text:p>
      <text:p text:style-name="P11"><text:tab/><text:span text:style-name="T5">1.</text:span>Генерация отчетов по бронированиям, доходам, занятости.</text:p>
      <text:p text:style-name="P11"><text:tab/><text:span text:style-name="T5">2.</text:span>Анализ данных для принятия управленческих решений.</text:p>
      <text:p text:style-name="P11"><text:tab/><text:span text:style-name="T5">3.</text:span>Прогнозирование спроса на номера.</text:p>
      <text:p text:style-name="P11"><text:span text:style-name="T5">6)</text:span>Интерфейс пользователя</text:p>
      <text:p text:style-name="P11"><text:tab/><text:span text:style-name="T5">1.</text:span>Веб-интерфейс для клиентов (поиск, бронирование, управление резервами).</text:p>
      <text:p text:style-name="P11"><text:tab/><text:span text:style-name="T5">2.</text:span>Интерфейс для сотрудников гостиницы (управление бронированиями, отчетность).</text:p>
      <text:p text:style-name="P11"><text:tab/><text:span text:style-name="T5">3.</text:span>Адаптивный дизайн для мобильных устройств.</text:p>
      <text:p text:style-name="P11">Технологический стек</text:p>
      <text:p text:style-name="P11">Frontend: HTML, CSS, JavaScript, фреймворки (например, React, Angular).</text:p>
      <text:p text:style-name="P11"><text:soft-page-break/>Backend: Языки программирования (например, Python, Java, PHP), фреймворки (например, Django, Spring).</text:p>
      <text:p text:style-name="P11">База данных: SQL (PostgreSQL, MySQL) или NoSQL (MongoDB, Firebase).</text:p>
      <text:p text:style-name="P11">Дополнительные технологии: REST API, веб-службы, системы управления пользователями и аутентификации.</text:p>
      <text:p text:style-name="P11"/>
      <text:h text:style-name="P5" text:outline-level="4"><text:bookmark text:name="chat"/>Заключение</text:h>
      <text:list text:style-name="L3">
        <text:list-header>
          <text:p text:style-name="P9">Проектирование информационной системы бронирования номеров в гостинице требует комплексного понимания бизнес-процессов и удобства для пользователей. Эффективная ИС не только автоматизирует рутинные задачи, но и повышает уровень обслуживания клиентов, что в долгосрочной перспективе приводит к увеличению доходов и конкурентоспособности гостиницы.</text:p>
        </text:list-header>
      </text:list>
      <text:p text:style-name="P10"/>
      <text:p text:style-name="P1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ohit Devanagari" svg:font-family="'Lohit Devanagari'"/>
    <style:font-face style:name="Lohit Devanagari1" svg:font-family="'Lohit Devanagari'" style:font-family-generic="system" style:font-pitch="variable"/>
    <style:font-face style:name="Open Sans" svg:font-family="'Open Sans'" style:font-family-generic="swiss" style:font-pitch="variable"/>
    <style:font-face style:name="OpenSymbol" svg:font-family="OpenSymbol" style:font-charset="x-symbol"/>
    <style:font-face style:name="Roboto" svg:font-family="Roboto, 'Roboto Fallback'"/>
    <style:font-face style:name="Roboto1" svg:font-family="Roboto, apple-system, BlinkMacSystemFont, 'Apple Color Emoji', 'Segoe UI', Oxygen, Ubuntu, Cantarell, 'Fira Sans', 'Droid Sans', 'Helvetica Neue', sans-serif"/>
    <style:font-face style:name="Tempora LGC Uni" svg:font-family="'Tempora LGC Uni'" style:font-family-generic="roman" style:font-pitch="variable"/>
    <style:font-face style:name="WenQuanYi Micro Hei" svg:font-family="'WenQuanYi Micro Hei'" style:font-family-generic="system" style:font-pitch="variable"/>
    <style:font-face style:name="var roboto" svg:font-family="'var roboto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empora LGC Uni" fo:font-size="12pt" fo:language="ru" fo:country="RU" style:letter-kerning="true" style:font-name-asian="WenQuanYi Micro Hei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empora LGC Uni" fo:font-size="12pt" fo:language="ru" fo:country="RU" style:letter-kerning="true" style:font-name-asian="WenQuanYi Micro Hei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Open Sans" fo:font-family="'Ope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Tempora LGC Uni" fo:font-family="'Tempora LGC Uni'" style:font-family-generic="roman" style:font-pitch="variable" fo:font-size="14pt" fo:font-weight="bold" style:font-name-asian="WenQuanYi Micro Hei" style:font-family-asian="'WenQuanYi Micro Hei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Tempora LGC Uni" fo:font-family="'Tempora LGC Uni'" style:font-family-generic="roman" style:font-pitch="variable" fo:font-size="12pt" fo:font-weight="bold" style:font-name-asian="WenQuanYi Micro Hei" style:font-family-asian="'WenQuanYi Micro Hei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Line_20_numbering" style:display-name="Line numbering" style:family="text"/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 fo:background-color="transparent" draw:fill="non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5T09:49:43.823892190</meta:creation-date>
    <meta:editing-duration>PT5H32M22S</meta:editing-duration>
    <meta:editing-cycles>5</meta:editing-cycles>
    <meta:generator>LibreOffice/7.6.7.2$Linux_X86_64 LibreOffice_project/60$Build-2</meta:generator>
    <dc:date>2024-10-21T13:34:05.634928951</dc:date>
    <meta:document-statistic meta:table-count="0" meta:image-count="0" meta:object-count="0" meta:page-count="8" meta:paragraph-count="45" meta:word-count="837" meta:character-count="7489" meta:non-whitespace-character-count="6564"/>
  </office:meta>
</office:document-meta>
</file>